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fo:padding-top="0.127cm" fo:padding-bottom="0.127cm" fo:padding-left="0.254cm" fo:padding-right="0.254cm" draw:fill="none"/>
    </style:style>
    <text:list-style style:name="L5"/>
    <style:style style:name="P5" style:family="paragraph">
      <style:paragraph-properties fo:line-height="90%" fo:text-align="left" fo:margin-left="0cm" fo:margin-right="0cm" fo:text-indent="0cm" fo:margin-top="0cm" fo:margin-bottom="0.500000014417753cm"/>
    </style:style>
    <style:style style:name="T6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7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7" style:family="paragraph">
      <style:paragraph-properties fo:line-height="90%" fo:text-align="left" fo:margin-left="0.634999990388164cm" fo:margin-right="0cm" fo:text-indent="-0.634999990388164cm" fo:margin-top="0cm" fo:margin-bottom="0.500000014417753cm"/>
    </style:style>
    <style:style style:name="T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9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9" style:family="paragraph">
      <style:paragraph-properties fo:line-height="90%" fo:text-align="left" fo:margin-left="0.634999990388164cm" fo:margin-right="0cm" fo:text-indent="-0.634999990388164cm" fo:margin-top="0cm" fo:margin-bottom="0.500000014417753cm"/>
    </style:style>
    <style:style style:name="T10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1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11" style:family="paragraph">
      <style:paragraph-properties fo:line-height="90%" fo:text-align="left" fo:margin-left="0.634999990388164cm" fo:margin-right="0cm" fo:text-indent="-0.634999990388164cm" fo:margin-top="0cm" fo:margin-bottom="0.500000014417753cm"/>
    </style:style>
    <style:style style:name="T12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3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13" style:family="paragraph">
      <style:paragraph-properties fo:line-height="90%" fo:text-align="left" fo:margin-left="0.634999990388164cm" fo:margin-right="0cm" fo:text-indent="-0.634999990388164cm" fo:margin-top="0cm" fo:margin-bottom="0.500000014417753cm"/>
    </style:style>
    <style:style style:name="T14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5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15" style:family="paragraph">
      <style:paragraph-properties fo:line-height="90%" fo:text-align="left" fo:margin-left="0.634999990388164cm" fo:margin-right="0cm" fo:text-indent="-0.634999990388164cm" fo:margin-top="0cm" fo:margin-bottom="0.500000014417753cm"/>
    </style:style>
    <style:style style:name="T16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</office:automatic-styles>
  <office:body>
    <office:presentation>
      <draw:page draw:style-name="gp0" draw:master-page-name="MasterSlide_2147483683_Blank">
        <draw:frame draw:style-name="gr1" presentation:style-name="pr2" svg:x="2.32800058439961cm" svg:y="1.01399990772638cm" svg:width="29.2099996924213cm" svg:height="3.68200010765256cm" presentation:class="title" presentation:placeholder="true">
          <draw:text-box/>
        </draw:frame>
        <draw:frame draw:style-name="gr3" presentation:style-name="pr4" svg:x="2.32800058439961cm" svg:y="5.07100016916831cm" svg:width="29.2099996924213cm" svg:height="12.0870000307579cm" presentation:class="outline" presentation:placeholder="true">
          <draw:text-box>
            <text:list text:style-name="L15">
              <text:list-item>
                <text:p text:style-name="P5"><text:span text:style-name="T6">We provide support for the following products:</text:span></text:p>
              </text:list-item>
              <text:list-item>
                <text:p text:style-name="P7"><text:span text:style-name="T8">Lenovo G50</text:span></text:p>
              </text:list-item>
              <text:list-item>
                <text:p text:style-name="P9"><text:span text:style-name="T10">Pavilion G6</text:span></text:p>
              </text:list-item>
              <text:list-item>
                <text:p text:style-name="P11"><text:span text:style-name="T12">Nexus 5</text:span></text:p>
              </text:list-item>
              <text:list-item>
                <text:p text:style-name="P13"><text:span text:style-name="T14">Lenovo 12</text:span></text:p>
              </text:list-item>
              <text:list-item>
                <text:p text:style-name="P15"><text:span text:style-name="T16">www 5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669998769685cm" fo:page-height="19.0500030757874cm" style:print-orientation="landscape"/>
    </style:page-layout>
    <style:page-layout style:name="PM2">
      <style:page-layout-properties fo:page-width="19.0500030757874cm" fo:page-height="33.8669998769685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cm" fo:padding-bottom="0.127cm" fo:padding-left="0.254cm" fo:padding-right="0.254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Microsoft YaHei'" style:font-family-complex="'Lucida Sans'" fo:font-size="44pt" style:font-relief="none"/>
    </style:style>
    <style:style style:name="gr34" style:family="graphic">
      <style:graphic-properties draw:auto-grow-width="false" draw:auto-grow-height="false"/>
    </style:style>
    <style:style style:name="pr35" style:family="presentation">
      <style:graphic-properties draw:textarea-vertical-align="middle" fo:padding-top="0.127cm" fo:padding-bottom="0.127cm" fo:padding-left="0.254cm" fo:padding-right="0.254cm" draw:fill="none"/>
    </style:style>
    <text:list-style style:name="L36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36" style:family="paragraph">
      <style:paragraph-properties fo:line-height="90%" fo:text-align="center" fo:margin-left="0.634999990388164cm" fo:margin-right="0cm" fo:text-indent="-0.634999990388164cm" fo:margin-top="0.353000007689468cm" fo:margin-bottom="0cm"/>
    </style:style>
    <style:style style:name="T37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9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0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1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2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3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4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5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gr46" style:family="graphic">
      <style:graphic-properties draw:auto-grow-width="false" draw:auto-grow-height="false"/>
    </style:style>
    <style:style style:name="pr47" style:family="presentation">
      <style:graphic-properties draw:fill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800058439961cm" svg:y="1.01399990772638cm" svg:width="29.2099996924213cm" svg:height="3.68200010765256cm" presentation:class="title" presentation:placeholder="true">
        <draw:text-box>
          <text:p text:style-name="P32"><text:span text:style-name="T33">Click to edit Master title style</text:span></text:p>
        </draw:text-box>
      </draw:frame>
      <draw:frame draw:style-name="gr34" presentation:style-name="pr35" svg:x="2.32800058439961cm" svg:y="5.07100016916831cm" svg:width="29.2099996924213cm" svg:height="12.0870000307579cm" presentation:class="title" presentation:placeholder="true">
        <draw:text-box>
          <text:list text:style-name="L36">
            <text:list-item>
              <text:p text:style-name="P36"><text:span text:style-name="T37">Click to edit Master text styles</text:span><text:line-break/><text:span text:style-name="T39">Second level</text:span><text:line-break/><text:span text:style-name="T41">Third level</text:span><text:line-break/><text:span text:style-name="T43">Fourth level</text:span><text:line-break/><text:span text:style-name="T45">Fifth level</text:span></text:p>
            </text:list-item>
          </text:list>
        </draw:text-box>
      </draw:frame>
      <draw:frame draw:style-name="gr46" presentation:style-name="pr47" svg:x="2.32800004613681cm" svg:y="17.657000492126cm" svg:width="7.62000015378937cm" svg:height="1.01399997500923cm" presentation:class="date-time" presentation:placeholder="true">
        <draw:text-box/>
      </draw:frame>
      <draw:frame draw:style-name="gr48" presentation:style-name="pr49" svg:x="11.217999507874cm" svg:y="17.657000492126cm" svg:width="11.4299996924213cm" svg:height="1.01399997500923cm" presentation:class="footer" presentation:placeholder="true">
        <draw:text-box/>
      </draw:frame>
      <draw:frame draw:style-name="gr50" presentation:style-name="pr51" svg:x="23.9180001230315cm" svg:y="17.657000492126cm" svg:width="7.62000015378937cm" svg:height="1.01399997500923cm" presentation:class="page-number" presentation:placeholder="true">
        <draw:text-box/>
      </draw:frame>
      <draw:frame draw:style-name="gr52" presentation:style-name="pr53" svg:x="1.6930001230315cm" svg:y="4.45700003075787cm" svg:width="30.4789994463583cm" svg:height="12.5719995693898cm" presentation:class="outline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Date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36:31.0000000Z</meta:creation-date>
    <dc:date>2016-01-29T11:50:39.9500000</dc:date>
    <meta:print-date>2016-01-29T11:50:55.4660362+05:00</meta:print-date>
    <meta:editing-cycles>6</meta:editing-cycles>
    <meta:editing-duration>PT0H2M44S</meta:editing-duration>
  </office:meta>
</office:document-meta>
</file>